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July 7, 2021 (08:21:2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problems</text:span></text:p>
          </table:table-cell>
          <table:table-cell table:style-name="TableRowCell" office:value-type="string">
            <text:p text:style-name="Table_20_Contents">practice problem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configure</text:p>
        </text:list-item>
        <text:list-item>
          <text:p text:style-name="P30">Under “Repository access”, select the repository created in step 1.</text:p>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7-07T12:21:43Z</meta:creation-date>
    <dc:date>2021-07-07T12:21:43Z</dc:date>
    <meta:user-defined meta:name="date" meta:value-type="string">July   7, 2021 (08:21:2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